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783in"/>
    </style:style>
    <style:style style:name="co4" style:family="table-column">
      <style:table-column-properties fo:break-before="auto" style:column-width="1.0161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2.0756in"/>
    </style:style>
    <style:style style:name="co7" style:family="table-column">
      <style:table-column-properties fo:break-before="auto" style:column-width="1.8571in"/>
    </style:style>
    <style:style style:name="co8" style:family="table-column">
      <style:table-column-properties fo:break-before="auto" style:column-width="1.802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1799in"/>
    </style:style>
    <style:style style:name="co11" style:family="table-column">
      <style:table-column-properties fo:break-before="auto" style:column-width="1.7807in"/>
    </style:style>
    <style:style style:name="co12" style:family="table-column">
      <style:table-column-properties fo:break-before="auto" style:column-width="1.0925in"/>
    </style:style>
    <style:style style:name="co13" style:family="table-column">
      <style:table-column-properties fo:break-before="auto" style:column-width="1.9555in"/>
    </style:style>
    <style:style style:name="co14" style:family="table-column">
      <style:table-column-properties fo:break-before="auto" style:column-width="1.6819in"/>
    </style:style>
    <style:style style:name="co15" style:family="table-column">
      <style:table-column-properties fo:break-before="auto" style:column-width="1.5402in"/>
    </style:style>
    <style:style style:name="co16" style:family="table-column">
      <style:table-column-properties fo:break-before="auto" style:column-width="2.5016in"/>
    </style:style>
    <style:style style:name="co17" style:family="table-column">
      <style:table-column-properties fo:break-before="auto" style:column-width="2.5673in"/>
    </style:style>
    <style:style style:name="co18" style:family="table-column">
      <style:table-column-properties fo:break-before="auto" style:column-width="1.5945in"/>
    </style:style>
    <style:style style:name="co19" style:family="table-column">
      <style:table-column-properties fo:break-before="auto" style:column-width="1.5618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33ff"/>
    </style:style>
    <style:style style:name="ta3" style:family="table" style:master-page-name="Default">
      <style:table-properties table:display="true" style:writing-mode="lr-tb" tableooo:tab-color="#ccff66"/>
    </style:style>
    <style:style style:name="ta4" style:family="table" style:master-page-name="Default">
      <style:table-properties table:display="true" style:writing-mode="lr-tb" tableooo:tab-color="#00cc00"/>
    </style:style>
    <style:style style:name="ta5" style:family="table" style:master-page-name="Default">
      <style:table-properties table:display="true" style:writing-mode="lr-tb" tableooo:tab-color="#009900"/>
    </style:style>
    <style:style style:name="ta6" style:family="table" style:master-page-name="Default">
      <style:table-properties table:display="true" style:writing-mode="lr-tb" tableooo:tab-color="#ff0000"/>
    </style:style>
    <style:style style:name="ta7" style:family="table" style:master-page-name="Default">
      <style:table-properties table:display="true" style:writing-mode="lr-tb" tableooo:tab-color="#cc0000"/>
    </style:style>
    <style:style style:name="ta8" style:family="table" style:master-page-name="Default">
      <style:table-properties table:display="true" style:writing-mode="lr-tb" tableooo:tab-color="#990000"/>
    </style:style>
    <style:style style:name="ta9" style:family="table" style:master-page-name="Default">
      <style:table-properties table:display="true" style:writing-mode="lr-tb" tableooo:tab-color="#ff9900"/>
    </style:style>
    <style:style style:name="ta10" style:family="table" style:master-page-name="Default">
      <style:table-properties table:display="true" style:writing-mode="lr-tb" tableooo:tab-color="#ff6600"/>
    </style:style>
    <style:style style:name="ta11" style:family="table" style:master-page-name="Default">
      <style:table-properties table:display="true" style:writing-mode="lr-tb" tableooo:tab-color="#00cccc"/>
    </style:style>
    <style:style style:name="ta12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996600"/>
    </style:style>
    <style:style style:name="ta14" style:family="table" style:master-page-name="Default">
      <style:table-properties table:display="true" style:writing-mode="lr-tb" tableooo:tab-color="#cc9900"/>
    </style:style>
    <style:style style:name="ta15" style:family="table" style:master-page-name="Default">
      <style:table-properties table:display="true" style:writing-mode="lr-tb" tableooo:tab-color="#ffff00"/>
    </style:style>
    <style:style style:name="ta16" style:family="table" style:master-page-name="Default">
      <style:table-properties table:display="true" style:writing-mode="lr-tb" tableooo:tab-color="#ffff66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33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ff66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99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</office:automatic-styles>
  <office:body>
    <office:spreadsheet>
      <table:table table:name="General" table:style-name="ta1" table:print="false">
        <table:table-column table:style-name="co1" table:default-cell-style-name="ce5"/>
        <table:table-column table:style-name="co2" table:number-columns-repeated="15" table:default-cell-style-name="ce9"/>
        <table:table-column table:style-name="co2" table:number-columns-repeated="1008" table:default-cell-style-name="Default"/>
        <table:table-row table:style-name="ro1">
          <table:table-cell table:style-name="ce1" office:value-type="string">
            <text:p>Attributes</text:p>
          </table:table-cell>
          <table:table-cell table:style-name="ce5" office:value-type="string">
            <text:p>QB</text:p>
          </table:table-cell>
          <table:table-cell table:style-name="ce5" office:value-type="string">
            <text:p>RB</text:p>
          </table:table-cell>
          <table:table-cell table:style-name="ce5" office:value-type="string">
            <text:p>WR</text:p>
          </table:table-cell>
          <table:table-cell table:style-name="ce5" office:value-type="string">
            <text:p>TE</text:p>
          </table:table-cell>
          <table:table-cell table:style-name="ce5" office:value-type="string">
            <text:p>OT</text:p>
          </table:table-cell>
          <table:table-cell table:style-name="ce5" office:value-type="string">
            <text:p>OG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E</text:p>
          </table:table-cell>
          <table:table-cell table:style-name="ce5" office:value-type="string">
            <text:p>DT</text:p>
          </table:table-cell>
          <table:table-cell table:style-name="ce5" office:value-type="string">
            <text:p>OLB</text:p>
          </table:table-cell>
          <table:table-cell table:style-name="ce5" office:value-type="string">
            <text:p>ILB</text:p>
          </table:table-cell>
          <table:table-cell table:style-name="ce5" office:value-type="string">
            <text:p>CB</text:p>
          </table:table-cell>
          <table:table-cell table:style-name="ce5" office:value-type="string">
            <text:p>SF</text:p>
          </table:table-cell>
          <table:table-cell table:style-name="ce5" office:value-type="string">
            <text:p>K</text:p>
          </table:table-cell>
          <table:table-cell table:style-name="ce5" office:value-type="string">
            <text:p>P</text:p>
          </table:table-cell>
          <table:table-cell table:style-name="ce10" table:number-columns-repeated="1008"/>
        </table:table-row>
        <table:table-row table:style-name="ro2">
          <table:table-cell table:style-name="ce2" office:value-type="string">
            <text:p>Reaction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Athleticism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QAB(Quickness And Balance)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COD(Change Of Direction)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JumpingAbility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Flexibility <text:s/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Clutch <text:s/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Production <text:s/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Consistency <text:s/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TeamPlayer <text:s/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Instincts <text:s/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Focus <text:s/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PlayStrength <text:s/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Durability <text:s/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Explosion <text:s/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DeliversBlow 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Leadership <text:s/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Character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FieldAwareness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Fearless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Aggressive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RiskTaker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FilmStudy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WorkEthic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BallSecurity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PlayBookKnowledge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Toughness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InjuryProne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2" office:value-type="string">
            <text:p>Timing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3" office:value-type="string">
            <text:p>Combine Skills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Height</text:p>
          </table:table-cell>
          <table:table-cell table:style-name="Default" table:number-columns-repeated="15"/>
          <table:table-cell table:number-columns-repeated="1008"/>
        </table:table-row>
        <table:table-row table:style-name="ro2">
          <table:table-cell table:style-name="ce4" office:value-type="string">
            <text:p>Weigh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rmLength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HandLength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FortyYardTim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TwentyYardTim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TenYardTim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ShortShuttl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BroadJump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VertJump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ThreeConeDrill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BenchPres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InterviewSkill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nderlicTest</text:p>
          </table:table-cell>
          <table:table-cell table:style-name="Default" table:number-columns-repeated="15"/>
          <table:table-cell table:style-name="ce10" table:number-columns-repeated="1008"/>
        </table:table-row>
        <table:table-row table:style-name="ro2">
          <table:table-cell table:style-name="ce4" office:value-type="string">
            <text:p>SkillsTranslateToNFL</text:p>
          </table:table-cell>
          <table:table-cell table:number-columns-repeated="1023"/>
        </table:table-row>
        <table:table-row table:style-name="ro2">
          <table:table-cell office:value-type="float" office:value="440">
            <text:p>44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POINTS LEFT</text:p>
          </table:table-cell>
          <table:table-cell table:style-name="ce5" table:formula="of:=690-SUM([.B2:.B30])-SUM([QB.B2:.B28])" office:value-type="float" office:value="690">
            <text:p>690</text:p>
          </table:table-cell>
          <table:table-cell table:style-name="ce5" table:formula="of:=570-SUM([.C2:.C30])-SUM([RB.B2:.B14])" office:value-type="float" office:value="570">
            <text:p>570</text:p>
          </table:table-cell>
          <table:table-cell table:style-name="ce5" table:formula="of:=620-SUM([.D2:.D30])-SUM([WR.B2:.B18])" office:value-type="float" office:value="620">
            <text:p>620</text:p>
          </table:table-cell>
          <table:table-cell table:style-name="ce5" table:formula="of:=640-SUM([.E2:.E30])-SUM([TE.B2:.E22])" office:value-type="float" office:value="640">
            <text:p>640</text:p>
          </table:table-cell>
          <table:table-cell table:style-name="ce5" table:formula="of:=660-SUM([.F2:.F30])-SUM([OT.B2:.B23])" office:value-type="float" office:value="660">
            <text:p>660</text:p>
          </table:table-cell>
          <table:table-cell table:style-name="ce5" table:formula="of:=660-SUM([.G2:.G30])-SUM([OG.B2:.B23])" office:value-type="float" office:value="660">
            <text:p>660</text:p>
          </table:table-cell>
          <table:table-cell table:style-name="ce5" table:formula="of:=660-SUM([.H2:.H30])-SUM([C.B2:.B23])" office:value-type="float" office:value="660">
            <text:p>660</text:p>
          </table:table-cell>
          <table:table-cell table:style-name="ce5" table:formula="of:=630-SUM([.I2:.I30])-SUM([DE.I2:.I27])" office:value-type="float" office:value="630">
            <text:p>630</text:p>
          </table:table-cell>
          <table:table-cell table:style-name="ce5" table:formula="of:=630-SUM([.J2:.J30])-SUM([DT.J2:.J27])" office:value-type="float" office:value="630">
            <text:p>630</text:p>
          </table:table-cell>
          <table:table-cell table:style-name="ce5" table:formula="of:=570-SUM([.K2:.K30])-SUM([OLB.K2:.K27])" office:value-type="float" office:value="570">
            <text:p>570</text:p>
          </table:table-cell>
          <table:table-cell table:style-name="ce5" table:formula="of:=570-SUM([.L2:.L30])-SUM([ILB.L2:.L27])" office:value-type="float" office:value="570">
            <text:p>570</text:p>
          </table:table-cell>
          <table:table-cell table:style-name="ce5" table:formula="of:=660-SUM([.M2:.M30])-SUM([CB.M2:.M28])" office:value-type="float" office:value="660">
            <text:p>660</text:p>
          </table:table-cell>
          <table:table-cell table:style-name="ce5" table:formula="of:=660-SUM([.N2:.N30])-SUM([SF.N2:.N28])" office:value-type="float" office:value="660">
            <text:p>660</text:p>
          </table:table-cell>
          <table:table-cell table:style-name="ce5" table:formula="of:=560-SUM([.O2:.O30])-SUM([K.O2:.O28])" office:value-type="float" office:value="560">
            <text:p>560</text:p>
          </table:table-cell>
          <table:table-cell table:style-name="ce5" table:formula="of:=530-SUM([.P2:.P30])-SUM([P.P2:.P28])" office:value-type="float" office:value="530">
            <text:p>530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Explanation: Each Player has 10 “Points” to allocaetd per attribute. <text:s/>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You can allocate as many points as you want per attribute, but you only get the number of Points 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for each position shown in the Total Points Left column. <text:s/>These are auto-calculated, 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o it will give you the proper amount no matter what page you are on. <text:s/>You are allocating point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<text:s/>in terms of importance to that position. <text:s/>IE, what attributes are MOST important to that position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for them to be successful as a player. <text:s/>This is in “General” Terms, not scheme specific.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IE, what attributes does a player need to be a successful WR in general.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There are 44 General attributes and the rest are position specific attributes</text:p>
          </table:table-cell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B" table:style-name="ta2" table:print="false">
        <table:table-column table:style-name="co3" table:default-cell-style-name="ce9"/>
        <table:table-column table:style-name="co4" table:default-cell-style-name="ce9"/>
        <table:table-row table:style-name="ro3">
          <table:table-cell table:style-name="ce11" office:value-type="string">
            <text:p>Attributes</text:p>
          </table:table-cell>
          <table:table-cell table:style-name="ce5" office:value-type="string">
            <text:p>QB</text:p>
          </table:table-cell>
        </table:table-row>
        <table:table-row table:style-name="ro2">
          <table:table-cell table:style-name="ce2" office:value-type="string">
            <text:p>QBDropQuickness</text:p>
          </table:table-cell>
          <table:table-cell table:style-name="ce12"/>
        </table:table-row>
        <table:table-row table:style-name="ro2">
          <table:table-cell table:style-name="ce2" office:value-type="string">
            <text:p>QBSetupQuickness</text:p>
          </table:table-cell>
          <table:table-cell table:style-name="ce12"/>
        </table:table-row>
        <table:table-row table:style-name="ro2">
          <table:table-cell table:style-name="ce2" office:value-type="string">
            <text:p>QBReleaseQuickness</text:p>
          </table:table-cell>
          <table:table-cell table:style-name="ce12"/>
        </table:table-row>
        <table:table-row table:style-name="ro2">
          <table:table-cell table:style-name="ce2" office:value-type="string">
            <text:p>QBShortAcc</text:p>
          </table:table-cell>
          <table:table-cell table:style-name="ce12"/>
        </table:table-row>
        <table:table-row table:style-name="ro2">
          <table:table-cell table:style-name="ce2" office:value-type="string">
            <text:p>QBMedAcc</text:p>
          </table:table-cell>
          <table:table-cell table:style-name="ce12"/>
        </table:table-row>
        <table:table-row table:style-name="ro2">
          <table:table-cell table:style-name="ce2" office:value-type="string">
            <text:p>QBLongAcc</text:p>
          </table:table-cell>
          <table:table-cell table:style-name="ce12"/>
        </table:table-row>
        <table:table-row table:style-name="ro2">
          <table:table-cell table:style-name="ce2" office:value-type="string">
            <text:p>QBDecMaking</text:p>
          </table:table-cell>
          <table:table-cell table:style-name="ce12"/>
        </table:table-row>
        <table:table-row table:style-name="ro2">
          <table:table-cell table:style-name="ce2" office:value-type="string">
            <text:p>QBFieldVision</text:p>
          </table:table-cell>
          <table:table-cell table:style-name="ce12"/>
        </table:table-row>
        <table:table-row table:style-name="ro2">
          <table:table-cell table:style-name="ce2" office:value-type="string">
            <text:p>QBPoise</text:p>
          </table:table-cell>
          <table:table-cell table:style-name="ce12"/>
        </table:table-row>
        <table:table-row table:style-name="ro2">
          <table:table-cell table:style-name="ce2" office:value-type="string">
            <text:p>QBBallHandling</text:p>
          </table:table-cell>
          <table:table-cell table:style-name="ce12"/>
        </table:table-row>
        <table:table-row table:style-name="ro2">
          <table:table-cell table:style-name="ce2" office:value-type="string">
            <text:p>QBTiming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Delivery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FollowThrough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AvoidRush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Escape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Scrambling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RolloutRight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RolloutLeft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ArmStrength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Zip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TouchScreenPass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TouchSwingPass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EffectiveShortOut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EffectiveGoRoute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EffectivePostRoute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EffectiveCornerRoute <text:s/></text:p>
          </table:table-cell>
          <table:table-cell table:style-name="ce12"/>
        </table:table-row>
        <table:table-row table:style-name="ro2">
          <table:table-cell table:style-name="ce2" office:value-type="string">
            <text:p>QBEffectiveDeepOut</text:p>
          </table:table-cell>
          <table:table-cell table:style-name="ce12"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>
            <text:p>Total Points Left</text:p>
          </table:table-cell>
          <table:table-cell table:style-name="ce5" table:formula="of:=[General.B49]" office:value-type="float" office:value="690">
            <text:p>690</text:p>
          </table:table-cell>
        </table:table-row>
        <table:table-row table:style-name="ro2" table:number-rows-repeated="104854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RB" table:style-name="ta3" table:print="false">
        <table:table-column table:style-name="co5" table:default-cell-style-name="Default"/>
        <table:table-column table:style-name="co2" table:default-cell-style-name="ce9"/>
        <table:table-column table:style-name="co2" table:number-columns-repeated="1022" table:default-cell-style-name="Default"/>
        <table:table-row table:style-name="ro3">
          <table:table-cell table:style-name="ce3" office:value-type="string">
            <text:p>Attributes</text:p>
          </table:table-cell>
          <table:table-cell table:style-name="ce3" office:value-type="string">
            <text:p>RB</text:p>
          </table:table-cell>
          <table:table-cell table:style-name="ce3" table:number-columns-repeated="1022"/>
        </table:table-row>
        <table:table-row table:style-name="ro2">
          <table:table-cell table:style-name="ce2" office:value-type="string">
            <text:p>RBEffortBlocking <text:s/>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Durability <text:s/>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BallSecurity <text:s/>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PassBlocking <text:s/>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Hands <text:s/>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Start <text:s/>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RunVision <text:s/>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InsideAbility 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OutsideAbility <text:s/>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ElusiveAbility <text:s/>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PowerAbility <text:s/>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RunBlocking <text:s/>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2" office:value-type="string">
            <text:p>RBRouteRunning </text:p>
          </table:table-cell>
          <table:table-cell table:style-name="ce1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Total Points Left</text:p>
          </table:table-cell>
          <table:table-cell table:style-name="ce5" table:formula="of:=[General.C49]" office:value-type="float" office:value="570">
            <text:p>570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R" table:style-name="ta4" table:print="false">
        <table:table-column table:style-name="co6" table:default-cell-style-name="ce9"/>
        <table:table-column table:style-name="co2" table:default-cell-style-name="ce9"/>
        <table:table-column table:style-name="co2" table:number-columns-repeated="1022" table:default-cell-style-name="Default"/>
        <table:table-row table:style-name="ro3">
          <table:table-cell table:style-name="ce3" office:value-type="string">
            <text:p>Attributes</text:p>
          </table:table-cell>
          <table:table-cell table:style-name="ce3" office:value-type="string">
            <text:p>W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RShortRoute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CrowdReaction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Concentration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FieldAwareness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BodyCatch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Blocking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Release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Start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Patterns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MedRoute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DeepRoute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BallAdjust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HandCatch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RAC <text:s/>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CatchWhenHit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RunDBOff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>
            <text:p>WRAcrobaticCatches</text:p>
          </table:table-cell>
          <table:table-cell table:style-name="ce14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>
            <text:p>Total Points Left</text:p>
          </table:table-cell>
          <table:table-cell table:style-name="ce5" table:formula="of:=[General.D49]" office:value-type="float" office:value="620">
            <text:p>620</text:p>
          </table:table-cell>
          <table:table-cell table:style-name="ce10"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" table:style-name="ta5" table:print="false">
        <table:table-column table:style-name="co7" table:default-cell-style-name="ce5"/>
        <table:table-column table:style-name="co2" table:default-cell-style-name="ce9"/>
        <table:table-row table:style-name="ro3">
          <table:table-cell table:style-name="ce3" office:value-type="string">
            <text:p>Attributes</text:p>
          </table:table-cell>
          <table:table-cell table:style-name="ce3" office:value-type="string">
            <text:p>TE</text:p>
          </table:table-cell>
        </table:table-row>
        <table:table-row table:style-name="ro2">
          <table:table-cell table:style-name="ce2" office:value-type="string">
            <text:p>TEGetOffLineRunBlock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OneOnOneBlocking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DoubleTeamBlocking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DownBlocking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TurnAndWallBlocking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sustainBlocking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CrowdReaction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CatchWhenHit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Concentration </text:p>
          </table:table-cell>
          <table:table-cell table:style-name="ce15"/>
        </table:table-row>
        <table:table-row table:style-name="ro2">
          <table:table-cell table:style-name="ce2" office:value-type="string">
            <text:p>TEBodyCatch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FieldAwareness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PassProtect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DriveIntoPassRoute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Patterns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ShortRoute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MedRoute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DeepRoute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BallAdjust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HandCatch <text:s/></text:p>
          </table:table-cell>
          <table:table-cell table:style-name="ce15"/>
        </table:table-row>
        <table:table-row table:style-name="ro2">
          <table:table-cell table:style-name="ce2" office:value-type="string">
            <text:p>TERAC </text:p>
          </table:table-cell>
          <table:table-cell table:style-name="ce15"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Total Points Left</text:p>
          </table:table-cell>
          <table:table-cell table:style-name="ce5" table:formula="of:=[General.E49]" office:value-type="float" office:value="640">
            <text:p>640</text:p>
          </table:table-cell>
        </table:table-row>
        <table:table-row table:style-name="ro2" table:number-rows-repeated="104855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T" table:style-name="ta6" table:print="false">
        <table:table-column table:style-name="co8" table:default-cell-style-name="ce9"/>
        <table:table-column table:style-name="co2" table:default-cell-style-name="ce9"/>
        <table:table-column table:style-name="co2" table:number-columns-repeated="1022" table:default-cell-style-name="Default"/>
        <table:table-row table:style-name="ro3">
          <table:table-cell table:style-name="ce3" office:value-type="string">
            <text:p>Attribut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OLGetOutside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ReachBlock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TurnDefender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Pulling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TrapBlock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2ndLevelPull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AdjusttoLB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Slide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HandUse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HandPop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LongSnapPotential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GetOffLineRunBlock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OneOnOneBlocking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DriveBlocking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DownBlocking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SustainBlock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PassBlocking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PassDrops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FeetSetup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AnchorAbility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Recover <text:s/>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OLStrength </text:p>
          </table:table-cell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Total Points Left</text:p>
          </table:table-cell>
          <table:table-cell table:style-name="ce5" table:formula="of:=[General.F49]" office:value-type="float" office:value="660">
            <text:p>660</text:p>
          </table:table-cell>
          <table:table-cell table:style-name="ce10"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G" table:style-name="ta7" table:print="false">
        <table:table-column table:style-name="co9" table:default-cell-style-name="Default"/>
        <table:table-column table:style-name="co10" table:default-cell-style-name="ce9"/>
        <table:table-row table:style-name="ro3">
          <table:table-cell table:style-name="ce3" office:value-type="string">
            <text:p>Attributes</text:p>
          </table:table-cell>
          <table:table-cell/>
        </table:table-row>
        <table:table-row table:style-name="ro2">
          <table:table-cell table:style-name="ce2" office:value-type="string">
            <text:p>OLGetOutside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ReachBlock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TurnDefender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Pulling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TrapBlock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2ndLevelPull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AdjusttoLB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Slide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HandUse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HandPop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LongSnapPotential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GetOffLineRunBlock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OneOnOneBlocking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DriveBlocking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DownBlocking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SustainBlock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PassBlocking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PassDrops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FeetSetup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AnchorAbility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Recover <text:s/></text:p>
          </table:table-cell>
          <table:table-cell table:style-name="ce17"/>
        </table:table-row>
        <table:table-row table:style-name="ro2">
          <table:table-cell table:style-name="ce2" office:value-type="string">
            <text:p>OLStrength </text:p>
          </table:table-cell>
          <table:table-cell table:style-name="ce17"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>
            <text:p>Total Points Left</text:p>
          </table:table-cell>
          <table:table-cell table:style-name="ce5" table:formula="of:=[General.G49]" office:value-type="float" office:value="660">
            <text:p>660</text:p>
          </table:table-cell>
        </table:table-row>
        <table:table-row table:style-name="ro2" table:number-rows-repeated="104855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" table:style-name="ta8" table:print="false">
        <table:table-column table:style-name="co11" table:default-cell-style-name="ce9"/>
        <table:table-column table:style-name="co12" table:default-cell-style-name="ce9"/>
        <table:table-row table:style-name="ro3">
          <table:table-cell table:style-name="ce11" office:value-type="string">
            <text:p>Attributes</text:p>
          </table:table-cell>
          <table:table-cell/>
        </table:table-row>
        <table:table-row table:style-name="ro2">
          <table:table-cell table:style-name="ce2" office:value-type="string">
            <text:p>OLGetOutside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ReachBlock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TurnDefender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Pulling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TrapBlock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2ndLevelPull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AdjusttoLB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Slide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HandUse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HandPop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LongSnapPotential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GetOffLineRunBlock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OneOnOneBlocking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DriveBlocking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DownBlocking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SustainBlock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PassBlocking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PassDrops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FeetSetup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AnchorAbility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Recover <text:s/></text:p>
          </table:table-cell>
          <table:table-cell table:style-name="ce18"/>
        </table:table-row>
        <table:table-row table:style-name="ro2">
          <table:table-cell table:style-name="ce2" office:value-type="string">
            <text:p>OLStrength </text:p>
          </table:table-cell>
          <table:table-cell table:style-name="ce18"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>
            <text:p>Total Points Left</text:p>
          </table:table-cell>
          <table:table-cell table:style-name="ce5" table:formula="of:=[General.H49]" office:value-type="float" office:value="660">
            <text:p>660</text:p>
          </table:table-cell>
        </table:table-row>
        <table:table-row table:style-name="ro2" table:number-rows-repeated="104855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E" table:style-name="ta9" table:print="false">
        <table:table-column table:style-name="co8" table:default-cell-style-name="ce9"/>
        <table:table-column table:style-name="co2" table:default-cell-style-name="ce9"/>
        <table:table-column table:style-name="co2" table:number-columns-repeated="1022" table:default-cell-style-name="Default"/>
        <table:table-row table:style-name="ro3">
          <table:table-cell table:style-name="ce3" office:value-type="string">
            <text:p>Attributes</text:p>
          </table:table-cell>
          <table:table-cell table:style-name="ce3" table:number-columns-repeated="1023"/>
        </table:table-row>
        <table:table-row table:style-name="ro2">
          <table:table-cell table:style-name="ce2" office:value-type="string">
            <text:p>DLRunAtHim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Tackling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AgainstTrapAbility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SlideAbility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RunPursuit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HandUse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ShedVsRunAway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ShedRunBlock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TackleVsRunAway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ChangeDirection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ReleaseOffBall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OneOnOneAbility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DoubleTeamAbility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DefeatBlock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FirstStepPassRush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ShedPassBlock 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Burst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Pressure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" office:value-type="string">
            <text:p>DLFinish <text:s/></text:p>
          </table:table-cell>
          <table:table-cell table:style-name="ce1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Total Points Left</text:p>
          </table:table-cell>
          <table:table-cell table:style-name="ce5" table:formula="of:=[General.I49]" office:value-type="float" office:value="630">
            <text:p>630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T" table:style-name="ta10" table:print="false">
        <table:table-column table:style-name="co13" table:default-cell-style-name="Default"/>
        <table:table-column table:style-name="co2" table:default-cell-style-name="ce5"/>
        <table:table-column table:style-name="co2" table:number-columns-repeated="1022" table:default-cell-style-name="Default"/>
        <table:table-row table:style-name="ro3">
          <table:table-cell table:style-name="ce3" office:value-type="string">
            <text:p>Attributes</text:p>
          </table:table-cell>
          <table:table-cell table:style-name="ce3" table:number-columns-repeated="1023"/>
        </table:table-row>
        <table:table-row table:style-name="ro2">
          <table:table-cell table:style-name="ce2" office:value-type="string">
            <text:p>DLRunAtHim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Tackling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AgainstTrapAbility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SlideAbility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RunPursuit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HandUse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ShedVsRunAway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ShedRunBlock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TackleVsRunAway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ChangeDirection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ReleaseOffBall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OneOnOneAbility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DoubleTeamAbility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DefeatBlock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FirstStepPassRush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ShedPassBlock 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Burst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Pressure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2" office:value-type="string">
            <text:p>DLFinish <text:s/>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5" office:value-type="string">
            <text:p>Total Points Left</text:p>
          </table:table-cell>
          <table:table-cell table:formula="of:=[General.J49]" office:value-type="float" office:value="630">
            <text:p>630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B" table:style-name="ta11" table:print="false">
        <table:table-column table:style-name="co14" table:default-cell-style-name="ce9"/>
        <table:table-column table:style-name="co2" table:default-cell-style-name="ce5"/>
        <table:table-column table:style-name="co2" table:number-columns-repeated="1022" table:default-cell-style-name="Default"/>
        <table:table-row table:style-name="ro3">
          <table:table-cell table:style-name="ce3" office:value-type="string">
            <text:p>Attributes</text:p>
          </table:table-cell>
          <table:table-cell table:style-name="ce3" office:value-type="string">
            <text:p>OLB</text:p>
          </table:table-cell>
          <table:table-cell table:style-name="ce3" table:number-columns-repeated="1022"/>
        </table:table-row>
        <table:table-row table:style-name="ro2">
          <table:table-cell table:style-name="ce2" office:value-type="string">
            <text:p>LBDropDepth <text:s/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Coverage <text:s/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Hands <text:s/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Blitz <text:s/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Read <text:s/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Instincts <text:s/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DefeatBlocks <text:s/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ShedBlocks <text:s/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InsideTackle <text:s/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OutsideTackle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FillGaps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Contain <text:s/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" office:value-type="string">
            <text:p>LBReact</text:p>
          </table:table-cell>
          <table:table-cell table:style-name="ce21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>
            <text:p>Total Points Left</text:p>
          </table:table-cell>
          <table:table-cell table:formula="of:=[General.K49]" office:value-type="float" office:value="570">
            <text:p>570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B" table:style-name="ta12" table:print="false">
        <table:table-column table:style-name="co15" table:default-cell-style-name="ce5"/>
        <table:table-column table:style-name="co2" table:default-cell-style-name="ce5"/>
        <table:table-column table:style-name="co2" table:number-columns-repeated="1022" table:default-cell-style-name="Default"/>
        <table:table-row table:style-name="ro3">
          <table:table-cell table:style-name="ce3" office:value-type="string">
            <text:p>Attributes</text:p>
          </table:table-cell>
          <table:table-cell table:style-name="ce3" office:value-type="string">
            <text:p>ILB</text:p>
          </table:table-cell>
          <table:table-cell table:style-name="ce3" table:number-columns-repeated="1022"/>
        </table:table-row>
        <table:table-row table:style-name="ro2">
          <table:table-cell table:style-name="ce2" office:value-type="string">
            <text:p>LBDropDepth <text:s/>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Coverage <text:s/>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Hands <text:s/>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Blitz <text:s/>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Read <text:s/>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Instincts <text:s/>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DefeatBlocks <text:s/>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ShedBlocks <text:s/>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InsideTackle <text:s/>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OutsideTackle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FillGaps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Contain <text:s/>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2" office:value-type="string">
            <text:p>LBReact</text:p>
          </table:table-cell>
          <table:table-cell table:style-name="ce2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otal Points Left</text:p>
          </table:table-cell>
          <table:table-cell table:formula="of:=[General.L49]" office:value-type="float" office:value="570">
            <text:p>570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" table:style-name="ta13" table:print="false">
        <table:table-column table:style-name="co16" table:default-cell-style-name="ce5"/>
        <table:table-column table:style-name="co2" table:default-cell-style-name="ce5"/>
        <table:table-column table:style-name="co2" table:number-columns-repeated="1022" table:default-cell-style-name="Default"/>
        <table:table-row table:style-name="ro3">
          <table:table-cell table:style-name="ce3" office:value-type="string">
            <text:p>Attributes</text:p>
          </table:table-cell>
          <table:table-cell table:style-name="ce3" office:value-type="string">
            <text:p>CB</text:p>
          </table:table-cell>
          <table:table-cell table:style-name="ce3" table:number-columns-repeated="1022"/>
        </table:table-row>
        <table:table-row table:style-name="ro2">
          <table:table-cell table:style-name="ce2" office:value-type="string">
            <text:p>DBPressBailCoverage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BallReaction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Tackling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ZoneCoverage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Runcontain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WardOffBlockers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RunTackling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Hands 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Bump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DBRunContain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Blitz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Read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Instincts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Backpedal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Turn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Close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Range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CatchUpSpeed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ManToManCoverage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Burst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COBP(Come Out Of BackPedal) <text:s/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DBFeet</text:p>
          </table:table-cell>
          <table:table-cell table:style-name="ce4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otal Points Left</text:p>
          </table:table-cell>
          <table:table-cell table:formula="of:=[General.M49]" office:value-type="float" office:value="660">
            <text:p>660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F" table:style-name="ta14" table:print="false">
        <table:table-column table:style-name="co17" table:default-cell-style-name="ce5"/>
        <table:table-column table:style-name="co2" table:default-cell-style-name="ce9"/>
        <table:table-column table:style-name="co2" table:number-columns-repeated="1022" table:default-cell-style-name="Default"/>
        <table:table-row table:style-name="ro3">
          <table:table-cell table:style-name="ce3" office:value-type="string">
            <text:p>Attributes</text:p>
          </table:table-cell>
          <table:table-cell table:style-name="ce3" office:value-type="string">
            <text:p>SF</text:p>
          </table:table-cell>
          <table:table-cell table:style-name="ce3" table:number-columns-repeated="1022"/>
        </table:table-row>
        <table:table-row table:style-name="ro2">
          <table:table-cell table:style-name="ce2" office:value-type="string">
            <text:p>DBPressBailCoverage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BallReaction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Tackling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ZoneCoverage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Runcontain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WardOffBlockers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RunTackling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Hands 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Bump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DBRunContain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Blitz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Read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Instincts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Backpedal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Turn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Close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Range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CatchUpSpeed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ManToManCoverage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Burst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COBP(Come Out Of BackPedal) <text:s/>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>
            <text:p>DBFeet</text:p>
          </table:table-cell>
          <table:table-cell table:style-name="ce2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office:value-type="string">
            <text:p>Total Points Left</text:p>
          </table:table-cell>
          <table:table-cell table:style-name="ce5" table:formula="of:=[General.N49]" office:value-type="float" office:value="660">
            <text:p>660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" table:style-name="ta15" table:print="false">
        <table:table-column table:style-name="co18" table:default-cell-style-name="ce9"/>
        <table:table-column table:style-name="co2" table:default-cell-style-name="ce5"/>
        <table:table-column table:style-name="co2" table:number-columns-repeated="1022" table:default-cell-style-name="Default"/>
        <table:table-row table:style-name="ro3">
          <table:table-cell table:style-name="ce3" office:value-type="string">
            <text:p>Attributes</text:p>
          </table:table-cell>
          <table:table-cell table:style-name="ce3" office:value-type="string">
            <text:p>K</text:p>
          </table:table-cell>
          <table:table-cell table:style-name="ce3" table:number-columns-repeated="1022"/>
        </table:table-row>
        <table:table-row table:style-name="ro2">
          <table:table-cell table:style-name="ce2" office:value-type="string">
            <text:p>KHandlingWind <text:s/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>
            <text:p>KTackling <text:s/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>
            <text:p>KRunAndPassAbility <text:s/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>
            <text:p>KKOFootSpeed <text:s/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>
            <text:p>KFGOperationTimes <text:s/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>
            <text:p>KAccuracy <text:s/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>
            <text:p>KHandlingPressure <text:s/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>
            <text:p>KFootSpeed <text:s/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>
            <text:p>KKickQuickness <text:s/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>
            <text:p>KKickRise <text:s/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>
            <text:p>KKOProduction <text:s/></text:p>
          </table:table-cell>
          <table:table-cell table:style-name="ce24"/>
          <table:table-cell table:number-columns-repeated="1022"/>
        </table:table-row>
        <table:table-row table:style-name="ro2">
          <table:table-cell table:style-name="ce2" office:value-type="string">
            <text:p>KKOMentalStability</text:p>
          </table:table-cell>
          <table:table-cell table:style-name="ce24"/>
          <table:table-cell table:number-columns-repeated="1022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>
          <table:table-cell table:style-name="ce5" office:value-type="string">
            <text:p>Total Points Left</text:p>
          </table:table-cell>
          <table:table-cell table:formula="of:=[General.O49]" office:value-type="float" office:value="560">
            <text:p>560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" table:style-name="ta16" table:print="false">
        <table:table-column table:style-name="co19" table:default-cell-style-name="ce9"/>
        <table:table-column table:style-name="co2" table:default-cell-style-name="ce9"/>
        <table:table-column table:style-name="co2" table:number-columns-repeated="1022" table:default-cell-style-name="Default"/>
        <table:table-row table:style-name="ro3">
          <table:table-cell table:style-name="ce3" office:value-type="string">
            <text:p>Attributes</text:p>
          </table:table-cell>
          <table:table-cell table:style-name="ce3" office:value-type="string">
            <text:p>P</text:p>
          </table:table-cell>
          <table:table-cell table:style-name="ce3" table:number-columns-repeated="1022"/>
        </table:table-row>
        <table:table-row table:style-name="ro2">
          <table:table-cell table:style-name="ce2" office:value-type="string">
            <text:p>PHands <text:s/></text:p>
          </table:table-cell>
          <table:table-cell table:style-name="ce25"/>
          <table:table-cell table:number-columns-repeated="1022"/>
        </table:table-row>
        <table:table-row table:style-name="ro2">
          <table:table-cell table:style-name="ce2" office:value-type="string">
            <text:p>PTackling <text:s/></text:p>
          </table:table-cell>
          <table:table-cell table:style-name="ce25"/>
          <table:table-cell table:number-columns-repeated="1022"/>
        </table:table-row>
        <table:table-row table:style-name="ro2">
          <table:table-cell table:style-name="ce2" office:value-type="string">
            <text:p>PRunAndPassAbility <text:s/></text:p>
          </table:table-cell>
          <table:table-cell table:style-name="ce25"/>
          <table:table-cell table:number-columns-repeated="1022"/>
        </table:table-row>
        <table:table-row table:style-name="ro2">
          <table:table-cell table:style-name="ce2" office:value-type="string">
            <text:p>PDistance <text:s/></text:p>
          </table:table-cell>
          <table:table-cell table:style-name="ce25"/>
          <table:table-cell table:number-columns-repeated="1022"/>
        </table:table-row>
        <table:table-row table:style-name="ro2">
          <table:table-cell table:style-name="ce2" office:value-type="string">
            <text:p>PHangTime <text:s/></text:p>
          </table:table-cell>
          <table:table-cell table:style-name="ce25"/>
          <table:table-cell table:number-columns-repeated="1022"/>
        </table:table-row>
        <table:table-row table:style-name="ro2">
          <table:table-cell table:style-name="ce2" office:value-type="string">
            <text:p>PPressureKicking <text:s/></text:p>
          </table:table-cell>
          <table:table-cell table:style-name="ce25"/>
          <table:table-cell table:number-columns-repeated="1022"/>
        </table:table-row>
        <table:table-row table:style-name="ro2">
          <table:table-cell table:style-name="ce2" office:value-type="string">
            <text:p>PBlockZone <text:s/></text:p>
          </table:table-cell>
          <table:table-cell table:style-name="ce25"/>
          <table:table-cell table:number-columns-repeated="1022"/>
        </table:table-row>
        <table:table-row table:style-name="ro2">
          <table:table-cell table:style-name="ce2" office:value-type="string">
            <text:p>PHandToFootTime <text:s/></text:p>
          </table:table-cell>
          <table:table-cell table:style-name="ce25"/>
          <table:table-cell table:number-columns-repeated="1022"/>
        </table:table-row>
        <table:table-row table:style-name="ro2">
          <table:table-cell table:style-name="ce2" office:value-type="string">
            <text:p>PTiming</text:p>
          </table:table-cell>
          <table:table-cell table:style-name="ce2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Total Points Left</text:p>
          </table:table-cell>
          <table:table-cell table:style-name="ce5" table:formula="of:=[General.P49]" office:value-type="float" office:value="530">
            <text:p>530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3/13/2016</text:date>, <text:time>18:3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ica Erman</meta:initial-creator>
    <meta:creation-date>2016-03-13T17:14:36.29</meta:creation-date>
    <dc:date>2016-03-13T18:35:01.41</dc:date>
    <dc:creator>Jessica Erman</dc:creator>
    <meta:editing-duration>PT1H5M10S</meta:editing-duration>
    <meta:editing-cycles>6</meta:editing-cycles>
    <meta:generator>OpenOffice/4.1.2$Win32 OpenOffice.org_project/412m3$Build-9782</meta:generator>
    <meta:document-statistic meta:table-count="16" meta:cell-count="413" meta:object-count="0"/>
  </office:meta>
</office:document-meta>
</file>